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7a806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" style:family="paragraph" style:parent-style-name="Standard">
      <style:text-properties style:font-name="Times New Roman" officeooo:rsid="00174b1e" officeooo:paragraph-rsid="00174b1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74b1e" officeooo:paragraph-rsid="001acf3f" style:font-size-asian="15pt" style:font-weight-asian="bold" style:font-size-complex="15pt" style:font-weight-complex="bold"/>
    </style:style>
    <style:style style:name="P4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2827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5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94fee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Heading_20_2">
      <style:text-properties style:font-name="Times New Roman" fo:font-size="13pt" officeooo:rsid="00174b1e" officeooo:paragraph-rsid="001acf3f" style:font-size-asian="13pt" style:font-size-complex="13pt"/>
    </style:style>
    <style:style style:name="P7" style:family="paragraph" style:parent-style-name="Heading_20_2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3pt" fo:language="ro" fo:country="RO" fo:font-weight="bold" officeooo:rsid="00209d89" officeooo:paragraph-rsid="00211091" style:font-size-asian="13pt" style:font-weight-asian="bold" style:font-name-complex="Times New Roman1" style:font-size-complex="13pt" style:font-weight-complex="bold" fo:hyphenate="true" fo:hyphenation-remain-char-count="2" fo:hyphenation-push-char-count="2"/>
    </style:style>
    <style:style style:name="P8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officeooo:paragraph-rsid="00224b48" fo:hyphenate="true" fo:hyphenation-remain-char-count="2" fo:hyphenation-push-char-count="2"/>
    </style:style>
    <style:style style:name="P9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224b48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0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6e2a2" officeooo:paragraph-rsid="0026e2a2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6e2a2" officeooo:paragraph-rsid="002700b9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2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700b9" officeooo:paragraph-rsid="002700b9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3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72b40" officeooo:paragraph-rsid="00272b40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dfea7" officeooo:paragraph-rsid="002dfea7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dfea7" officeooo:paragraph-rsid="002f4ad6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T1" style:family="text">
      <style:text-properties officeooo:rsid="0330c6a1"/>
    </style:style>
    <style:style style:name="T2" style:family="text">
      <style:text-properties officeooo:rsid="03327cfb"/>
    </style:style>
    <style:style style:name="T3" style:family="text">
      <style:text-properties officeooo:rsid="03346f08"/>
    </style:style>
    <style:style style:name="T4" style:family="text">
      <style:text-properties officeooo:rsid="0334a4d9"/>
    </style:style>
    <style:style style:name="T5" style:family="text">
      <style:text-properties officeooo:rsid="03360221"/>
    </style:style>
    <style:style style:name="T6" style:family="text">
      <style:text-properties officeooo:rsid="0017a806"/>
    </style:style>
    <style:style style:name="T7" style:family="text">
      <style:text-properties style:font-name="Times New Roman" fo:font-size="12pt" fo:language="ro" fo:country="RO" fo:font-weight="normal" officeooo:rsid="001cc809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o" fo:country="RO" fo:font-weight="normal" officeooo:rsid="001d646c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o" fo:country="RO" fo:font-weight="normal" officeooo:rsid="034d8df4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o" fo:country="RO" fo:font-weight="normal" officeooo:rsid="001d3197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o" fo:country="RO" fo:font-weight="normal" officeooo:rsid="034f8d98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language="ro" fo:country="RO" fo:font-weight="normal" officeooo:rsid="0276cdd7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3pt" fo:language="ro" fo:country="RO" fo:font-weight="bold" officeooo:rsid="00209d89" style:font-size-asian="13pt" style:font-weight-asian="bold" style:font-name-complex="Times New Roman1" style:font-size-complex="13pt" style:font-weight-complex="bold"/>
    </style:style>
    <style:style style:name="T14" style:family="text">
      <style:text-properties officeooo:rsid="03475b77"/>
    </style:style>
    <style:style style:name="T15" style:family="text">
      <style:text-properties officeooo:rsid="03490277"/>
    </style:style>
    <style:style style:name="T16" style:family="text">
      <style:text-properties officeooo:rsid="0349ae39"/>
    </style:style>
    <style:style style:name="T17" style:family="text">
      <style:text-properties officeooo:rsid="034caf69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3655c8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8dd5b6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3b8c6c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3ba614a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f5d9a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3bbd807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700b9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3555697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3543147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700b9" style:font-size-asian="12pt" style:font-weight-asian="normal" style:font-size-complex="12pt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3543147" style:font-size-asian="12pt" style:font-size-complex="12pt"/>
    </style:style>
    <style:style style:name="T34" style:family="text">
      <style:text-properties fo:font-size="12pt" officeooo:rsid="002700b9" style:font-size-asian="12pt" style:font-size-complex="12pt"/>
    </style:style>
    <style:style style:name="T35" style:family="text">
      <style:text-properties fo:font-size="12pt" style:font-size-asian="10.5pt" style:font-size-complex="12pt"/>
    </style:style>
    <style:style style:name="T36" style:family="text">
      <style:text-properties fo:font-size="12pt" officeooo:rsid="008f5d9a" style:font-size-asian="10.5pt" style:font-size-complex="12pt"/>
    </style:style>
    <style:style style:name="T37" style:family="text">
      <style:text-properties fo:color="#000000" fo:font-size="12pt" fo:font-weight="normal" officeooo:rsid="00da1926" style:font-size-asian="10.5pt" style:font-weight-asian="normal" style:font-size-complex="12pt" style:font-weight-complex="normal"/>
    </style:style>
    <style:style style:name="T38" style:family="text">
      <style:text-properties fo:color="#000000" fo:font-size="12pt" fo:font-weight="normal" officeooo:rsid="0414b0c2" style:font-size-asian="10.5pt" style:font-weight-asian="normal" style:font-size-complex="12pt" style:font-weight-complex="normal"/>
    </style:style>
    <style:style style:name="T39" style:family="text">
      <style:text-properties fo:color="#000000" fo:font-size="12pt" fo:font-weight="normal" officeooo:rsid="00db6647" style:font-size-asian="10.5pt" style:font-weight-asian="normal" style:font-size-complex="12pt" style:font-weight-complex="normal"/>
    </style:style>
    <style:style style:name="T40" style:family="text">
      <style:text-properties fo:color="#000000" fo:font-size="12pt" fo:font-weight="normal" officeooo:rsid="04153a84" style:font-size-asian="10.5pt" style:font-weight-asian="normal" style:font-size-complex="12pt" style:font-weight-complex="normal"/>
    </style:style>
    <style:style style:name="T41" style:family="text">
      <style:text-properties fo:color="#000000" fo:font-size="12pt" fo:font-weight="normal" officeooo:rsid="00ddd576" style:font-size-asian="10.5pt" style:font-weight-asian="normal" style:font-size-complex="12pt" style:font-weight-complex="normal"/>
    </style:style>
    <style:style style:name="T42" style:family="text">
      <style:text-properties fo:color="#000000" fo:font-size="12pt" fo:font-weight="normal" officeooo:rsid="041ba111" style:font-size-asian="10.5pt" style:font-weight-asian="normal" style:font-size-complex="12pt" style:font-weight-complex="normal"/>
    </style:style>
    <style:style style:name="T43" style:family="text">
      <style:text-properties fo:color="#000000" fo:font-size="12pt" fo:font-weight="normal" officeooo:rsid="04f1f886" style:font-size-asian="10.5pt" style:font-weight-asian="normal" style:font-size-complex="12pt" style:font-weight-complex="normal"/>
    </style:style>
    <style:style style:name="T44" style:family="text">
      <style:text-properties fo:color="#000000" fo:font-size="12pt" fo:font-weight="normal" officeooo:rsid="00272b40" style:font-size-asian="10.5pt" style:font-weight-asian="normal" style:font-size-complex="12pt" style:font-weight-complex="normal"/>
    </style:style>
    <style:style style:name="T45" style:family="text">
      <style:text-properties fo:color="#000000" fo:font-size="12pt" fo:font-weight="normal" officeooo:rsid="0028401e" style:font-size-asian="10.5pt" style:font-weight-asian="normal" style:font-size-complex="12pt" style:font-weight-complex="normal"/>
    </style:style>
    <style:style style:name="T46" style:family="text">
      <style:text-properties fo:color="#000000" fo:font-size="12pt" fo:font-weight="normal" officeooo:rsid="00295bd5" style:font-size-asian="10.5pt" style:font-weight-asian="normal" style:font-size-complex="12pt" style:font-weight-complex="normal"/>
    </style:style>
    <style:style style:name="T47" style:family="text">
      <style:text-properties fo:color="#000000" fo:font-size="12pt" fo:font-weight="normal" officeooo:rsid="0029f20c" style:font-size-asian="10.5pt" style:font-weight-asian="normal" style:font-size-complex="12pt" style:font-weight-complex="normal"/>
    </style:style>
    <style:style style:name="T48" style:family="text">
      <style:text-properties fo:color="#000000" fo:font-size="12pt" fo:font-weight="normal" officeooo:rsid="002bd0f3" style:font-size-asian="10.5pt" style:font-weight-asian="normal" style:font-size-complex="12pt" style:font-weight-complex="normal"/>
    </style:style>
    <style:style style:name="T49" style:family="text">
      <style:text-properties fo:color="#000000" fo:font-size="12pt" fo:font-weight="normal" officeooo:rsid="002dd0c9" style:font-size-asian="10.5pt" style:font-weight-asian="normal" style:font-size-complex="12pt" style:font-weight-complex="normal"/>
    </style:style>
    <style:style style:name="T50" style:family="text">
      <style:text-properties fo:color="#000000" fo:font-size="12pt" fo:font-weight="normal" officeooo:rsid="002f4ad6" style:font-size-asian="10.5pt" style:font-weight-asian="normal" style:font-size-complex="12pt" style:font-weight-complex="normal"/>
    </style:style>
    <style:style style:name="T51" style:family="text">
      <style:text-properties fo:color="#000000" fo:font-size="12pt" fo:font-weight="normal" officeooo:rsid="0141d1b5" style:font-size-asian="10.5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43b1168" style:font-size-asian="10.5pt" style:font-weight-asian="normal" style:font-size-complex="12pt" style:font-weight-complex="normal"/>
    </style:style>
    <style:style style:name="T53" style:family="text">
      <style:text-properties fo:color="#000000" fo:font-size="12pt" fo:font-weight="normal" officeooo:rsid="01429fa6" style:font-size-asian="10.5pt" style:font-weight-asian="normal" style:font-size-complex="12pt" style:font-weight-complex="normal"/>
    </style:style>
    <style:style style:name="T54" style:family="text">
      <style:text-properties fo:color="#000000" fo:font-size="12pt" fo:font-weight="normal" officeooo:rsid="0142f33d" style:font-size-asian="10.5pt" style:font-weight-asian="normal" style:font-size-complex="12pt" style:font-weight-complex="normal"/>
    </style:style>
    <style:style style:name="T55" style:family="text">
      <style:text-properties fo:color="#000000" fo:font-size="12pt" style:font-size-asian="10.5pt" style:font-size-complex="12pt"/>
    </style:style>
    <style:style style:name="T56" style:family="text">
      <style:text-properties fo:color="#000000" fo:font-size="12pt" officeooo:rsid="00272b40" style:font-size-asian="10.5pt" style:font-size-complex="12pt"/>
    </style:style>
    <style:style style:name="T57" style:family="text">
      <style:text-properties fo:color="#000000" fo:font-size="12pt" officeooo:rsid="00ddd576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zumat pentru lucrarea de licenta </text:p>
      <text:p text:style-name="P3">“Tehnici de vectorizare a imaginilor de tip raster”</text:p>
      <text:p text:style-name="P2"/>
      <text:h text:style-name="P6" text:outline-level="2">Motivația</text:h>
      <text:p text:style-name="P1"><text:tab/>Într-o zi căutam un cadou pentru o prieten<text:span text:style-name="T1">ă</text:span> prin zona <text:span text:style-name="T2">Pieței</text:span> Unirii, iar unul dintre lucrurile care mi-a atras atenția au fost tricourile cu texte sau desene <text:span text:style-name="T3">tipărite</text:span> pe ele. Trecând prin toate modele pe care le aveau nu am găsit ceva destul de potrivit. Am întrebat <text:span text:style-name="T4">vânzătoarea</text:span> dacă poate să facă tricouri personalizate, <text:span text:style-name="T5">ea spunând că </text:span>pozele <text:span text:style-name="T5">trebuie </text:span>să fie în format vectorial.</text:p>
      <text:p text:style-name="P1"><text:tab/>Din curiozitate am căutat pe internet dacă exista tool-uri sau aplicații care <text:span text:style-name="T6">pot transforma o imagine raster intr-una vectoriala. În momentul în care am scris licenta, pe internet am putut găsi doar aplicații care : permiteau doar vizualizarea imaginilor vectorizate(nu și salvarea lor) , sau convertirea avea doar trei setari de rafinitate (low,medium,high) , sau aveau un timp de procesare foarte mare, sau costurile lor incepeau de la 295 $ pana la 1500 $. Niciuna dintre aplicații sau tool-uri era freeware, toate fiind ori shareware ori trebuia platita o suma foarte mare de bani.</text:span></text:p>
      <text:p text:style-name="P5"><text:tab/><text:span text:style-name="T14">Văzând</text:span> toate aceste <text:span text:style-name="T14">implementări</text:span> diferite oferite la pre<text:span text:style-name="T14">țuri</text:span> relativ mari , am decis sa creez câteva <text:span text:style-name="T15">implementări</text:span> pentru vectorizarea unei imagini, și s<text:span text:style-name="T16">ă</text:span> public codul surs<text:span text:style-name="T17">ă</text:span> pe GitHub.</text:p>
      <text:h text:style-name="P7" text:outline-level="2">Diferența dintre o imagine vectoriala și una raster</text:h>
      <text:p text:style-name="P8"><text:span text:style-name="T13"><text:tab/></text:span><text:span text:style-name="T7">Grafica </text:span><text:span text:style-name="T8">vectorial</text:span><text:span text:style-name="T9">ă</text:span><text:span text:style-name="T7"> </text:span><text:span text:style-name="T10">reprezint</text:span><text:span text:style-name="T11">ă</text:span><text:span text:style-name="T7"> folosirea primitivelor geometrice (puncte, </text:span><text:span text:style-name="T12">segmente de dreapt</text:span><text:span text:style-name="T11">ă</text:span><text:span text:style-name="T7"> , curbe , poligoane </text:span><text:span text:style-name="T10">etc.</text:span><text:span text:style-name="T7">) </text:span><text:span text:style-name="T10">pentru a crea imagini digitale. Imaginile vectoriale sunt bazate pe vectori (sau perimetre / forme), </text:span><text:span text:style-name="T8">ele având puncte de control sau noduri de control.</text:span></text:p>
      <text:p text:style-name="P4"><text:span text:style-name="T19"><text:tab/>Imaginile raster sunt formate din pixeli. Un pixel este un singur punct sau cel mai mic element care poate fi </text:span><text:span text:style-name="T20">afișat</text:span><text:span text:style-name="T19"> pe ecranul device-ului</text:span></text:p>
      <text:p text:style-name="P9"><text:span text:style-name="T27"><text:tab/></text:span><text:span text:style-name="T28">În comparație cu imaginile bazate pe pixeli , cele bazate pe primitive pot fi mărite </text:span><text:span text:style-name="T29">oricât</text:span><text:span text:style-name="T28"> fără pierderea </text:span><text:span text:style-name="T30">calității.</text:span></text:p>
      <text:p text:style-name="P10"><text:soft-page-break/><text:span text:style-name="T33">D</text:span><text:span text:style-name="T32">espre implem</text:span><text:span text:style-name="T34">en</text:span><text:span text:style-name="T32">tarea lucrarii</text:span></text:p>
      <text:p text:style-name="P11"><text:span text:style-name="T32"><text:tab/></text:span><text:span text:style-name="T31">În proiectul meu am creat trei clase de vectorizare care extind clasa BaseVectorizer. </text:span><text:span text:style-name="T21">Clasa BaseVectorizer a fost creat</text:span><text:span text:style-name="T22">ă</text:span><text:span text:style-name="T21"> pentru u</text:span><text:span text:style-name="T22">ș</text:span><text:span text:style-name="T21">ura </text:span><text:span text:style-name="T26">utilizarea</text:span><text:span text:style-name="T21"> codului în restul aplicației, astfel </text:span><text:span text:style-name="T23">reducând</text:span><text:span text:style-name="T21"> </text:span><text:span text:style-name="T23">cantitatea de </text:span><text:span text:style-name="T21">cod care </text:span><text:span text:style-name="T23">trebuie scrisă</text:span><text:span text:style-name="T21"> și </text:span><text:span text:style-name="T23">lăsând</text:span><text:span text:style-name="T21"> posibilitatea de a integra cu ușurința </text:span><text:span text:style-name="T24">vectoriz</text:span><text:span text:style-name="T23">atoarele</text:span><text:span text:style-name="T24"> în codul pentru </text:span><text:span text:style-name="T25">interfața grafică</text:span><text:span text:style-name="T24">. </text:span></text:p>
      <text:p text:style-name="P12"><text:span text:style-name="T36">R</text:span><text:span text:style-name="T35">ectangleVectorizer</text:span><text:span text:style-name="T18"> </text:span></text:p>
      <text:p text:style-name="P12"><text:span text:style-name="T37"><text:tab/>Acest vectorizator </text:span><text:span text:style-name="T38">creează</text:span><text:span text:style-name="T37"> o list</text:span><text:span text:style-name="T38">ă</text:span><text:span text:style-name="T37"> de dreptunghiuri </text:span><text:span text:style-name="T39">care acoperă întreaga suprafaț</text:span><text:span text:style-name="T38">ă</text:span><text:span text:style-name="T39"> a pozei originale. Fiecare dintre dreptunghiuri are o culoare care este calculat</text:span><text:span text:style-name="T38">ă</text:span><text:span text:style-name="T39"> făcând media culorilor pixelilor care </text:span><text:span text:style-name="T40">aparțin</text:span><text:span text:style-name="T39"> dreptunghiului respectiv. </text:span><text:span text:style-name="T41">Procesul de divizare în </text:span><text:span text:style-name="T42">dreptunghiuri</text:span><text:span text:style-name="T41"> este recursiv, încercând prima dat</text:span><text:span text:style-name="T42">ă</text:span><text:span text:style-name="T41"> un dreptunghi care ocup</text:span><text:span text:style-name="T43">ă</text:span><text:span text:style-name="T41"> toată suprafața imagini</text:span><text:span text:style-name="T42">i</text:span><text:span text:style-name="T41">, și dacă acest</text:span><text:span text:style-name="T42">a</text:span><text:span text:style-name="T41"> nu e</text:span><text:span text:style-name="T42">ste</text:span><text:span text:style-name="T41"> considerat bun el va fi fragmentat în 4 dreptunghiuri și procesul continu</text:span><text:span text:style-name="T43">ă</text:span><text:span text:style-name="T41"> de acolo. </text:span></text:p>
      <text:p text:style-name="P12"><text:span text:style-name="T41"><text:tab/></text:span><text:span text:style-name="T44">Pentru a accelera procesarea dreptunghiurilor, după prima divizare primelor patru dreptunghiuri generate vor mai departe procesate de </text:span><text:span text:style-name="T45">cate</text:span><text:span text:style-name="T44"> un thread separat. Fiecare dintre thread-uri va continua sa creeze lista ei proprie de dreptunghiuri. </text:span><text:span text:style-name="T45">Execuția</text:span><text:span text:style-name="T44"> se termina când toate thread-urile nu mai pot diviza dreptunghiurile lor.</text:span></text:p>
      <text:p text:style-name="P13"><text:span text:style-name="T56">T</text:span><text:span text:style-name="T55">riangleVectorizer</text:span></text:p>
      <text:p text:style-name="P12"><text:span text:style-name="T41"><text:tab/></text:span><text:span text:style-name="T46">Acest vectorizator este foarte similar cu RectangleVectorizer prin simplul fa</text:span><text:span text:style-name="T47">p</text:span><text:span text:style-name="T46">t ca în loc să divizeze în patru dreptunghiuri, acesta la fiecare pas recursiv creează doua triunghiuri. </text:span><text:span text:style-name="T48">Atunci când am scris lucrarea, vectorizatorul acestea folosea doar doua thread-uri de execuție pentru accelerare. Acestea sunt asignate primelor doua triunghiuri </text:span><text:span text:style-name="T49">dreptunghice</text:span><text:span text:style-name="T48"> formate prin tăierea imaginii dreptunghice dea-lungul diagonalei.</text:span></text:p>
      <text:p text:style-name="P14"><text:span text:style-name="T57">P</text:span><text:span text:style-name="T55">olygonVectorizer</text:span></text:p>
      <text:p text:style-name="P15"><text:soft-page-break/><text:span text:style-name="T55"><text:tab/></text:span><text:span text:style-name="T50">Acest vectorizator este diferit fata de celelalte doua prin faptul ca nu am putut sa folosesc mai multe thread-uri de execuție. El generează o lista de poligoane care acoperă întreaga suprafața a pozei originale. </text:span><text:span text:style-name="T51">Procesul de divizare în poligoane const</text:span><text:span text:style-name="T52">ă</text:span><text:span text:style-name="T51"> în căutarea zonelor de culori care sunt similare </text:span><text:span text:style-name="T53">și continue. </text:span><text:span text:style-name="T54">Mulțimea de poligoane descoperita nu este cea mai eficient</text:span><text:span text:style-name="T52">ă</text:span><text:span text:style-name="T54"> deoarece am ales sa folosesc metoda Greedy pentru descoperirea l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06:29.657000000</meta:creation-date>
    <dc:date>2017-07-10T23:16:10.998000000</dc:date>
    <meta:editing-duration>PT1H36M30S</meta:editing-duration>
    <meta:editing-cycles>21</meta:editing-cycles>
    <meta:generator>LibreOffice/5.3.3.2$Windows_X86_64 LibreOffice_project/3d9a8b4b4e538a85e0782bd6c2d430bafe583448</meta:generator>
    <meta:document-statistic meta:table-count="0" meta:image-count="0" meta:object-count="0" meta:page-count="3" meta:paragraph-count="19" meta:word-count="579" meta:character-count="3904" meta:non-whitespace-character-count="3329"/>
  </office:meta>
</office:document-meta>
</file>